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c团购聚合平台用户体验调查问卷</text:p>
      <text:p text:style-name="P1"/>
      <text:p text:style-name="P1"><text:tab/>首先感谢您对Cc团购聚合平台的支持,感谢您在百忙之中抽出宝贵的时候来完成这份问卷.</text:p>
      <text:p text:style-name="P1"/>
      <text:p text:style-name="P1"><text:tab/>请填写您的个人信息:　姓名______________　专业______________</text:p>
      <text:p text:style-name="P1"/>
      <text:list xml:id="list856988803" text:style-name="L1">
        <text:list-item>
          <text:p text:style-name="P2">您属于下列哪个浏览群体:_____________</text:p>
          <text:p text:style-name="P2">Ａ.本科生</text:p>
          <text:p text:style-name="P2">Ｂ.研究生</text:p>
          <text:p text:style-name="P2">Ｃ.参加工作1-5年</text:p>
          <text:p text:style-name="P2">Ｄ.参加工作5年以上</text:p>
          <text:p text:style-name="P2">Ｄ.其它(请注明)</text:p>
        </text:list-item>
        <text:list-item>
          <text:p text:style-name="P2">您的性别:_______________</text:p>
          <text:p text:style-name="P2">Ａ.男</text:p>
          <text:p text:style-name="P2">Ｂ.女</text:p>
        </text:list-item>
        <text:list-item>
          <text:p text:style-name="P2">您使用团购进行消费的频率:________________</text:p>
          <text:p text:style-name="P2">Ａ.几乎不使用</text:p>
          <text:p text:style-name="P2">Ｂ.平均１到３次/月</text:p>
          <text:p text:style-name="P2">Ｃ.平均3到６次/月</text:p>
          <text:p text:style-name="P2">Ｄ.平均６次以上　</text:p>
        </text:list-item>
        <text:list-item>
          <text:p text:style-name="P2">您对网站的风格有何评价:______________</text:p>
          <text:p text:style-name="P2">Ａ.很不满意</text:p>
          <text:p text:style-name="P2">Ｂ.不满意</text:p>
          <text:p text:style-name="P2">Ｃ.一般</text:p>
          <text:p text:style-name="P2">Ｄ.满意</text:p>
          <text:p text:style-name="P2">Ｅ.其它(请注意)</text:p>
        </text:list-item>
        <text:list-item>
          <text:p text:style-name="P2">您对网站首页的内容有何评价(多选):_________________</text:p>
          <text:p text:style-name="P2">Ａ.内容过于单一</text:p>
          <text:p text:style-name="P2">Ｂ.内容简单清晰</text:p>
          <text:p text:style-name="P2">Ｃ.布局过于单一</text:p>
          <text:p text:style-name="P2">Ｄ.其它(请注明)</text:p>
        </text:list-item>
        <text:list-item>
          <text:p text:style-name="P2">您对页面配置功能有何评价(多选):_______________</text:p>
          <text:p text:style-name="P2">Ａ.搜索准确</text:p>
          <text:p text:style-name="P2">Ｂ.搜索不准备</text:p>
          <text:p text:style-name="P2"><text:soft-page-break/>Ｃ.团购选项添加方便</text:p>
          <text:p text:style-name="P2">Ｄ.团购选项添加不方便</text:p>
          <text:p text:style-name="P2">Ｅ.团购项目显示内容合理</text:p>
          <text:p text:style-name="P2">Ｆ.团购项目显示内容不清楚</text:p>
          <text:p text:style-name="P2">Ｇ.过滤条件有效,充足,使用方便</text:p>
          <text:p text:style-name="P2">Ｆ.过滤条件不合理,使用不方便</text:p>
        </text:list-item>
        <text:list-item>
          <text:p text:style-name="P2">您对页面配置功能的总体映像:__________</text:p>
          <text:p text:style-name="P2">Ａ.满意</text:p>
          <text:p text:style-name="P2">Ｂ.一般</text:p>
          <text:p text:style-name="P2">Ｃ.不满意</text:p>
          <text:p text:style-name="P2">Ｄ.非常不满意</text:p>
          <text:p text:style-name="P2">Ｅ.其它(请注明)</text:p>
        </text:list-item>
        <text:list-item>
          <text:p text:style-name="P2">您觉得在搜索和配置过程中,使用一直地图控件来选择城市或者区域有没有必要:____</text:p>
        </text:list-item>
      </text:list>
      <text:p text:style-name="P1"><text:tab/>Ａ.有</text:p>
      <text:p text:style-name="P1"><text:tab/>Ｂ.没有</text:p>
      <text:list xml:id="list1310227311" text:continue-numbering="true" text:style-name="L1">
        <text:list-item>
          <text:p text:style-name="P2">您对搜索功能有何评价(多选):_______</text:p>
          <text:p text:style-name="P2">Ａ.搜索不准确</text:p>
          <text:p text:style-name="P2">Ｂ.搜索准确</text:p>
          <text:p text:style-name="P2">Ｃ.过滤条件不足或者冗余,过滤值不清晰</text:p>
          <text:p text:style-name="P2">Ｄ.过滤条件合理,过滤使用方便</text:p>
          <text:p text:style-name="P2">Ｅ.搜索结果内容不全面</text:p>
          <text:p text:style-name="P2">Ｆ.搜索结果内容全面　</text:p>
          <text:p text:style-name="P2">Ｇ.搜索结果显示和布局单调,不合理</text:p>
          <text:p text:style-name="P2">Ｆ.搜索结果显示清晰,布局合理</text:p>
        </text:list-item>
        <text:list-item>
          <text:p text:style-name="P2">您对搜索功能的总体映像:____________</text:p>
          <text:p text:style-name="P2">Ａ.很不满意</text:p>
          <text:p text:style-name="P2">Ｂ.不满意</text:p>
          <text:p text:style-name="P2">Ｃ.一般</text:p>
          <text:p text:style-name="P2">Ｄ.满意</text:p>
          <text:p text:style-name="P2">Ｅ.其它(清注明)</text:p>
        </text:list-item>
        <text:list-item>
          <text:p text:style-name="P2">您对总体流程创建有何评价:_________</text:p>
          <text:p text:style-name="P2">Ａ.流程清晰,过程简洁</text:p>
          <text:p text:style-name="P2">Ｂ.流程不清楚,过程还是比较麻烦</text:p>
        </text:list-item>
        <text:list-item>
          <text:p text:style-name="P2">您对创建的页面有何评价(多选):________</text:p>
          <text:p text:style-name="P2"><text:soft-page-break/>Ａ.布局合理,页面整洁易用</text:p>
          <text:p text:style-name="P2">Ｂ.布局需要改进,页面看着比较乱,不美观</text:p>
          <text:p text:style-name="P2">Ｃ.内容不足,需要更多的团购相关信息</text:p>
          <text:p text:style-name="P2">Ｄ.内容充足实用</text:p>
          <text:p text:style-name="P2">Ｅ.功能不足,使用不方便</text:p>
          <text:p text:style-name="P2">Ｆ.功能充足,使用便捷</text:p>
        </text:list-item>
        <text:list-item>
          <text:p text:style-name="P2">您对好友集成有何评价(多选):_________</text:p>
          <text:p text:style-name="P2">Ａ.”立即抢购”和”我感兴趣”使用方便</text:p>
          <text:p text:style-name="P2">Ｂ.”立即抢购”和”我感兴趣”使用不方便,需要登陆</text:p>
          <text:p text:style-name="P2">Ｃ.参与者和感兴趣者显示布局不清楚,内容不足</text:p>
          <text:p text:style-name="P2">Ｃ.参与者和感兴趣者布局合理,内容清晰明了</text:p>
        </text:list-item>
        <text:list-item>
          <text:p text:style-name="P2">您对邀请好友的功能有何评价(多选):__________</text:p>
          <text:p text:style-name="P2">Ａ.邀请好友麻烦</text:p>
          <text:p text:style-name="P2">Ｂ.感觉比较多余</text:p>
          <text:p text:style-name="P2">Ｃ.功能很实用</text:p>
          <text:p text:style-name="P2">Ｄ.功能实现需要改进</text:p>
        </text:list-item>
        <text:list-item>
          <text:p text:style-name="P2">你对整个平台有何建议?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ychen </meta:initial-creator>
    <meta:creation-date>2012-06-02T09:00:40</meta:creation-date>
    <dc:date>2012-06-02T10:55:27</dc:date>
    <dc:creator>jychen </dc:creator>
    <meta:editing-duration>PT1H54M48S</meta:editing-duration>
    <meta:editing-cycles>4</meta:editing-cycles>
    <meta:generator>OpenOffice.org/3.3$Linux OpenOffice.org_project/330m20$Build-9567</meta:generator>
    <meta:document-statistic meta:table-count="0" meta:image-count="0" meta:object-count="0" meta:page-count="3" meta:paragraph-count="82" meta:word-count="599" meta:character-count="1153"/>
  </office:meta>
</office:document-meta>
</file>